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eploymentObjec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loymentObject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eploymentObject.getConfiguration( String config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eploymentObject.verifyExtension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eploymentObject.getZip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eploymentOb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eploymentObject.DefaultDeploymentObject( String deploymen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